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7mm"/>
    </style:style>
    <style:style style:name="co2" style:family="table-column">
      <style:table-column-properties fo:break-before="auto" style:column-width="14.94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bf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bdcomparepoint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141" calcext:value-type="float">
            <text:p>990141</text:p>
          </table:table-cell>
          <table:table-cell table:number-matrix-columns-spanned="1" table:number-matrix-rows-spanned="1" table:formula="of:=['file:///C:/Users/Public/MAJ/FED/FED1_journee-federale1-140.ods'#$copieBonus2.O1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0142" calcext:value-type="float">
            <text:p>990142</text:p>
          </table:table-cell>
          <table:table-cell table:number-matrix-columns-spanned="1" table:number-matrix-rows-spanned="1" table:formula="of:=['file:///C:/Users/Public/MAJ/FED/FED1_journee-federale1-140.ods'#$copieBonus2.O26]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0143" calcext:value-type="float">
            <text:p>990143</text:p>
          </table:table-cell>
          <table:table-cell table:number-matrix-columns-spanned="1" table:number-matrix-rows-spanned="1" table:formula="of:=['file:///C:/Users/Public/MAJ/FED/FED1_journee-federale1-140.ods'#$copieBonus2.O51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0144" calcext:value-type="float">
            <text:p>990144</text:p>
          </table:table-cell>
          <table:table-cell table:number-matrix-columns-spanned="1" table:number-matrix-rows-spanned="1" table:formula="of:=['file:///C:/Users/Public/MAJ/FED/FED1_journee-federale1-140.ods'#$copieBonus2.O76]" office:value-type="float" office:value="383" calcext:value-type="float">
            <text:p>383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Default" office:value-type="float" office:value="990151" calcext:value-type="float">
            <text:p>990151</text:p>
          </table:table-cell>
          <table:table-cell table:style-name="Default" table:number-matrix-columns-spanned="1" table:number-matrix-rows-spanned="1" table:formula="of:=['file:///C:/Users/Public/MAJ/FED/FED2_journee-federale2-150.ods'#$copieBonus2.O1]" office:value-type="float" office:value="367" calcext:value-type="float">
            <text:p>36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Default" office:value-type="float" office:value="990152" calcext:value-type="float">
            <text:p>990152</text:p>
          </table:table-cell>
          <table:table-cell table:style-name="Default" table:number-matrix-columns-spanned="1" table:number-matrix-rows-spanned="1" table:formula="of:=['file:///C:/Users/Public/MAJ/FED/FED2_journee-federale2-150.ods'#$copieBonus2.O26]" office:value-type="float" office:value="355" calcext:value-type="float">
            <text:p>355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Default" office:value-type="float" office:value="990153" calcext:value-type="float">
            <text:p>990153</text:p>
          </table:table-cell>
          <table:table-cell table:style-name="Default" table:number-matrix-columns-spanned="1" table:number-matrix-rows-spanned="1" table:formula="of:=['file:///C:/Users/Public/MAJ/FED/FED2_journee-federale2-150.ods'#$copieBonus2.O51]" office:value-type="float" office:value="355" calcext:value-type="float">
            <text:p>35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Default" office:value-type="float" office:value="990154" calcext:value-type="float">
            <text:p>990154</text:p>
          </table:table-cell>
          <table:table-cell table:style-name="Default" table:number-matrix-columns-spanned="1" table:number-matrix-rows-spanned="1" table:formula="of:=['file:///C:/Users/Public/MAJ/FED/FED2_journee-federale2-150.ods'#$copieBonus2.O76]" office:value-type="float" office:value="359" calcext:value-type="float">
            <text:p>359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Default" office:value-type="float" office:value="990155" calcext:value-type="float">
            <text:p>990155</text:p>
          </table:table-cell>
          <table:table-cell table:style-name="Default" table:number-matrix-columns-spanned="1" table:number-matrix-rows-spanned="1" table:formula="of:=['file:///C:/Users/Public/MAJ/FED/FED2_journee-federale2-150.ods'#$copieBonus2.O101]" office:value-type="float" office:value="360" calcext:value-type="float">
            <text:p>36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Default" office:value-type="float" office:value="990156" calcext:value-type="float">
            <text:p>990156</text:p>
          </table:table-cell>
          <table:table-cell table:style-name="Default" table:number-matrix-columns-spanned="1" table:number-matrix-rows-spanned="1" table:formula="of:=['file:///C:/Users/Public/MAJ/FED/FED2_journee-federale2-150.ods'#$copieBonus2.O126]" office:value-type="float" office:value="348" calcext:value-type="float">
            <text:p>348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Default" office:value-type="float" office:value="990157" calcext:value-type="float">
            <text:p>990157</text:p>
          </table:table-cell>
          <table:table-cell table:style-name="Default" table:number-matrix-columns-spanned="1" table:number-matrix-rows-spanned="1" table:formula="of:=['file:///C:/Users/Public/MAJ/FED/FED2_journee-federale2-150.ods'#$copieBonus2.O151]" office:value-type="float" office:value="358" calcext:value-type="float">
            <text:p>358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Default" office:value-type="float" office:value="990158" calcext:value-type="float">
            <text:p>990158</text:p>
          </table:table-cell>
          <table:table-cell table:style-name="Default" table:number-matrix-columns-spanned="1" table:number-matrix-rows-spanned="1" table:formula="of:=['file:///C:/Users/Public/MAJ/FED/FED2_journee-federale2-150.ods'#$copieBonus2.O176]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90161" calcext:value-type="float">
            <text:p>990161</text:p>
          </table:table-cell>
          <table:table-cell table:number-matrix-columns-spanned="1" table:number-matrix-rows-spanned="1" table:formula="of:=['file:///C:/Users/Public/MAJ/FED/FED3_journee-federale3NE-160.ods'#$copieBonus2.O1]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90162" calcext:value-type="float">
            <text:p>990162</text:p>
          </table:table-cell>
          <table:table-cell table:number-matrix-columns-spanned="1" table:number-matrix-rows-spanned="1" table:formula="of:=['file:///C:/Users/Public/MAJ/FED/FED3_journee-federale3NE-160.ods'#$copieBonus2.O26]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90163" calcext:value-type="float">
            <text:p>990163</text:p>
          </table:table-cell>
          <table:table-cell table:number-matrix-columns-spanned="1" table:number-matrix-rows-spanned="1" table:formula="of:=['file:///C:/Users/Public/MAJ/FED/FED3_journee-federale3NE-160.ods'#$copieBonus2.O51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90164" calcext:value-type="float">
            <text:p>990164</text:p>
          </table:table-cell>
          <table:table-cell table:number-matrix-columns-spanned="1" table:number-matrix-rows-spanned="1" table:formula="of:=['file:///C:/Users/Public/MAJ/FED/FED3_journee-federale3NE-160.ods'#$copieBonus2.O76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90165" calcext:value-type="float">
            <text:p>990165</text:p>
          </table:table-cell>
          <table:table-cell table:number-matrix-columns-spanned="1" table:number-matrix-rows-spanned="1" table:formula="of:=['file:///C:/Users/Public/MAJ/FED/FED3_journee-federale3NE-160.ods'#$copieBonus2.O101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90166" calcext:value-type="float">
            <text:p>990166</text:p>
          </table:table-cell>
          <table:table-cell table:number-matrix-columns-spanned="1" table:number-matrix-rows-spanned="1" table:formula="of:=['file:///C:/Users/Public/MAJ/FED/FED3_journee-federale3NE-160.ods'#$copieBonus2.O126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90167" calcext:value-type="float">
            <text:p>990167</text:p>
          </table:table-cell>
          <table:table-cell table:number-matrix-columns-spanned="1" table:number-matrix-rows-spanned="1" table:formula="of:=['file:///C:/Users/Public/MAJ/FED/FED3_journee-federale3NE-160.ods'#$copieBonus2.O151]" office:value-type="float" office:value="366" calcext:value-type="float">
            <text:p>366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Default" office:value-type="float" office:value="990161" calcext:value-type="float">
            <text:p>990161</text:p>
          </table:table-cell>
          <table:table-cell table:style-name="Default" table:number-matrix-columns-spanned="1" table:number-matrix-rows-spanned="1" table:formula="of:=['file:///C:/Users/Public/MAJ/FED/FED4_journee-federale3GS-160.ods'#$copieBonus2.O1]" office:value-type="float" office:value="371" calcext:value-type="float">
            <text:p>371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Default" office:value-type="float" office:value="990162" calcext:value-type="float">
            <text:p>990162</text:p>
          </table:table-cell>
          <table:table-cell table:style-name="Default" table:number-matrix-columns-spanned="1" table:number-matrix-rows-spanned="1" table:formula="of:=['file:///C:/Users/Public/MAJ/FED/FED4_journee-federale3GS-160.ods'#$copieBonus2.O26]" office:value-type="float" office:value="348" calcext:value-type="float">
            <text:p>348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Default" office:value-type="float" office:value="990163" calcext:value-type="float">
            <text:p>990163</text:p>
          </table:table-cell>
          <table:table-cell table:style-name="Default" table:number-matrix-columns-spanned="1" table:number-matrix-rows-spanned="1" table:formula="of:=['file:///C:/Users/Public/MAJ/FED/FED4_journee-federale3GS-160.ods'#$copieBonus2.O51]" office:value-type="float" office:value="371" calcext:value-type="float">
            <text:p>371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Default" office:value-type="float" office:value="990164" calcext:value-type="float">
            <text:p>990164</text:p>
          </table:table-cell>
          <table:table-cell table:style-name="Default" table:number-matrix-columns-spanned="1" table:number-matrix-rows-spanned="1" table:formula="of:=['file:///C:/Users/Public/MAJ/FED/FED4_journee-federale3GS-160.ods'#$copieBonus2.O76]" office:value-type="float" office:value="343" calcext:value-type="float">
            <text:p>343</text:p>
          </table:table-cell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Default" office:value-type="float" office:value="990165" calcext:value-type="float">
            <text:p>990165</text:p>
          </table:table-cell>
          <table:table-cell table:style-name="Default" table:number-matrix-columns-spanned="1" table:number-matrix-rows-spanned="1" table:formula="of:=['file:///C:/Users/Public/MAJ/FED/FED4_journee-federale3GS-160.ods'#$copieBonus2.O101]" office:value-type="float" office:value="339" calcext:value-type="float">
            <text:p>339</text:p>
          </table:table-cell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Default" office:value-type="float" office:value="990166" calcext:value-type="float">
            <text:p>990166</text:p>
          </table:table-cell>
          <table:table-cell table:style-name="Default" table:number-matrix-columns-spanned="1" table:number-matrix-rows-spanned="1" table:formula="of:=['file:///C:/Users/Public/MAJ/FED/FED4_journee-federale3GS-160.ods'#$copieBonus2.O126]" office:value-type="float" office:value="350" calcext:value-type="float">
            <text:p>350</text:p>
          </table:table-cell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Default" office:value-type="float" office:value="990167" calcext:value-type="float">
            <text:p>990167</text:p>
          </table:table-cell>
          <table:table-cell table:style-name="Default" table:number-matrix-columns-spanned="1" table:number-matrix-rows-spanned="1" table:formula="of:=['file:///C:/Users/Public/MAJ/FED/FED4_journee-federale3GS-160.ods'#$copieBonus2.O151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90251" calcext:value-type="float">
            <text:p>990251</text:p>
          </table:table-cell>
          <table:table-cell table:number-matrix-columns-spanned="1" table:number-matrix-rows-spanned="1" table:formula="of:=['file:///C:/Users/Public/MAJ/FED/FED6_journee-federaleB-250.ods'#$copieBonus2.O1]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90252" calcext:value-type="float">
            <text:p>990252</text:p>
          </table:table-cell>
          <table:table-cell table:number-matrix-columns-spanned="1" table:number-matrix-rows-spanned="1" table:formula="of:=['file:///C:/Users/Public/MAJ/FED/FED6_journee-federaleB-250.ods'#$copieBonus2.O26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90253" calcext:value-type="float">
            <text:p>990253</text:p>
          </table:table-cell>
          <table:table-cell table:number-matrix-columns-spanned="1" table:number-matrix-rows-spanned="1" table:formula="of:=['file:///C:/Users/Public/MAJ/FED/FED6_journee-federaleB-250.ods'#$copieBonus2.O51]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90254" calcext:value-type="float">
            <text:p>990254</text:p>
          </table:table-cell>
          <table:table-cell table:number-matrix-columns-spanned="1" table:number-matrix-rows-spanned="1" table:formula="of:=['file:///C:/Users/Public/MAJ/FED/FED6_journee-federaleB-250.ods'#$copieBonus2.O76]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90255" calcext:value-type="float">
            <text:p>990255</text:p>
          </table:table-cell>
          <table:table-cell table:number-matrix-columns-spanned="1" table:number-matrix-rows-spanned="1" table:formula="of:=['file:///C:/Users/Public/MAJ/FED/FED6_journee-federaleB-250.ods'#$copieBonus2.O101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90256" calcext:value-type="float">
            <text:p>990256</text:p>
          </table:table-cell>
          <table:table-cell table:number-matrix-columns-spanned="1" table:number-matrix-rows-spanned="1" table:formula="of:=['file:///C:/Users/Public/MAJ/FED/FED6_journee-federaleB-250.ods'#$copieBonus2.O126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90257" calcext:value-type="float">
            <text:p>990257</text:p>
          </table:table-cell>
          <table:table-cell table:number-matrix-columns-spanned="1" table:number-matrix-rows-spanned="1" table:formula="of:=['file:///C:/Users/Public/MAJ/FED/FED6_journee-federaleB-250.ods'#$copieBonus2.O151]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90258" calcext:value-type="float">
            <text:p>990258</text:p>
          </table:table-cell>
          <table:table-cell table:number-matrix-columns-spanned="1" table:number-matrix-rows-spanned="1" table:formula="of:=['file:///C:/Users/Public/MAJ/FED/FED6_journee-federaleB-250.ods'#$copieBonus2.O176]" office:value-type="float" office:value="380" calcext:value-type="float">
            <text:p>380</text:p>
          </table:table-cell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Default" office:value-type="float" office:value="990261" calcext:value-type="float">
            <text:p>990261</text:p>
          </table:table-cell>
          <table:table-cell table:style-name="Default" table:number-matrix-columns-spanned="1" table:number-matrix-rows-spanned="1" table:formula="of:=['file:///C:/Users/Public/MAJ/FED/FED7_journee-excellenceB-NE-260.ods'#$copieBonus2.O1]" office:value-type="float" office:value="359" calcext:value-type="float">
            <text:p>359</text:p>
          </table:table-cell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Default" office:value-type="float" office:value="990262" calcext:value-type="float">
            <text:p>990262</text:p>
          </table:table-cell>
          <table:table-cell table:style-name="Default" table:number-matrix-columns-spanned="1" table:number-matrix-rows-spanned="1" table:formula="of:=['file:///C:/Users/Public/MAJ/FED/FED7_journee-excellenceB-NE-260.ods'#$copieBonus2.O26]" office:value-type="float" office:value="366" calcext:value-type="float">
            <text:p>366</text:p>
          </table:table-cell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Default" office:value-type="float" office:value="990263" calcext:value-type="float">
            <text:p>990263</text:p>
          </table:table-cell>
          <table:table-cell table:style-name="Default" table:number-matrix-columns-spanned="1" table:number-matrix-rows-spanned="1" table:formula="of:=['file:///C:/Users/Public/MAJ/FED/FED7_journee-excellenceB-NE-260.ods'#$copieBonus2.O51]" office:value-type="float" office:value="350" calcext:value-type="float">
            <text:p>350</text:p>
          </table:table-cell>
        </table:table-row>
        <table:table-row table:style-name="ro1">
          <table:table-cell table:style-name="ce3" office:value-type="float" office:value="38" calcext:value-type="float">
            <text:p>38</text:p>
          </table:table-cell>
          <table:table-cell table:style-name="Default" office:value-type="float" office:value="990264" calcext:value-type="float">
            <text:p>990264</text:p>
          </table:table-cell>
          <table:table-cell table:style-name="Default" table:number-matrix-columns-spanned="1" table:number-matrix-rows-spanned="1" table:formula="of:=['file:///C:/Users/Public/MAJ/FED/FED7_journee-excellenceB-NE-260.ods'#$copieBonus2.O76]" office:value-type="float" office:value="375" calcext:value-type="float">
            <text:p>375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Default" office:value-type="float" office:value="990265" calcext:value-type="float">
            <text:p>990265</text:p>
          </table:table-cell>
          <table:table-cell table:style-name="Default" table:number-matrix-columns-spanned="1" table:number-matrix-rows-spanned="1" table:formula="of:=['file:///C:/Users/Public/MAJ/FED/FED7_journee-excellenceB-NE-260.ods'#$copieBonus2.O101]" office:value-type="float" office:value="339" calcext:value-type="float">
            <text:p>339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Default" office:value-type="float" office:value="990266" calcext:value-type="float">
            <text:p>990266</text:p>
          </table:table-cell>
          <table:table-cell table:style-name="Default" table:number-matrix-columns-spanned="1" table:number-matrix-rows-spanned="1" table:formula="of:=['file:///C:/Users/Public/MAJ/FED/FED7_journee-excellenceB-NE-260.ods'#$copieBonus2.O126]" office:value-type="float" office:value="332" calcext:value-type="float">
            <text:p>332</text:p>
          </table:table-cell>
        </table:table-row>
        <table:table-row table:style-name="ro1">
          <table:table-cell table:style-name="ce3" office:value-type="float" office:value="41" calcext:value-type="float">
            <text:p>41</text:p>
          </table:table-cell>
          <table:table-cell table:style-name="Default" office:value-type="float" office:value="990267" calcext:value-type="float">
            <text:p>990267</text:p>
          </table:table-cell>
          <table:table-cell table:style-name="Default" table:number-matrix-columns-spanned="1" table:number-matrix-rows-spanned="1" table:formula="of:=['file:///C:/Users/Public/MAJ/FED/FED7_journee-excellenceB-NE-260.ods'#$copieBonus2.O151]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90261" calcext:value-type="float">
            <text:p>990261</text:p>
          </table:table-cell>
          <table:table-cell table:number-matrix-columns-spanned="1" table:number-matrix-rows-spanned="1" table:formula="of:=['file:///C:/Users/Public/MAJ/FED/FED7_journee-excellenceB-NE-260.ods'#$copieBonus2.O176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90262" calcext:value-type="float">
            <text:p>990262</text:p>
          </table:table-cell>
          <table:table-cell table:number-matrix-columns-spanned="1" table:number-matrix-rows-spanned="1" table:formula="of:=['file:///C:/Users/Public/MAJ/FED/FED7_journee-excellenceB-NE-260.ods'#$copieBonus2.O201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90263" calcext:value-type="float">
            <text:p>990263</text:p>
          </table:table-cell>
          <table:table-cell table:number-matrix-columns-spanned="1" table:number-matrix-rows-spanned="1" table:formula="of:=['file:///C:/Users/Public/MAJ/FED/FED7_journee-excellenceB-NE-260.ods'#$copieBonus2.O226]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90264" calcext:value-type="float">
            <text:p>990264</text:p>
          </table:table-cell>
          <table:table-cell table:number-matrix-columns-spanned="1" table:number-matrix-rows-spanned="1" table:formula="of:=['file:///C:/Users/Public/MAJ/FED/FED7_journee-excellenceB-NE-260.ods'#$copieBonus2.O251]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90265" calcext:value-type="float">
            <text:p>990265</text:p>
          </table:table-cell>
          <table:table-cell table:number-matrix-columns-spanned="1" table:number-matrix-rows-spanned="1" table:formula="of:=['file:///C:/Users/Public/MAJ/FED/FED7_journee-excellenceB-NE-260.ods'#$copieBonus2.O276]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90266" calcext:value-type="float">
            <text:p>990266</text:p>
          </table:table-cell>
          <table:table-cell table:number-matrix-columns-spanned="1" table:number-matrix-rows-spanned="1" table:formula="of:=['file:///C:/Users/Public/MAJ/FED/FED7_journee-excellenceB-NE-260.ods'#$copieBonus2.O301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90267" calcext:value-type="float">
            <text:p>990267</text:p>
          </table:table-cell>
          <table:table-cell table:number-matrix-columns-spanned="1" table:number-matrix-rows-spanned="1" table:formula="of:=['file:///C:/Users/Public/MAJ/FED/FED7_journee-excellenceB-NE-260.ods'#$copieBonus2.O326]" office:value-type="float" office:value="359" calcext:value-type="float">
            <text:p>359</text:p>
          </table:table-cell>
        </table:table-row>
        <table:table-row table:style-name="ro1">
          <table:table-cell table:style-name="ce6" office:value-type="float" office:value="49" calcext:value-type="float">
            <text:p>49</text:p>
          </table:table-cell>
          <table:table-cell table:style-name="ce6" office:value-type="float" office:value="100171" calcext:value-type="float">
            <text:p>100171</text:p>
          </table:table-cell>
          <table:table-cell table:style-name="ce6" table:number-matrix-columns-spanned="1" table:number-matrix-rows-spanned="1" table:formula="of:=['file:///C:/Users/Public/MAJ/ARA/ARA1_journee-poule10-170-180.ods'#$copieBonus2.O1]" office:value-type="float" office:value="303" calcext:value-type="float">
            <text:p>303</text:p>
          </table:table-cell>
        </table:table-row>
        <table:table-row table:style-name="ro1">
          <table:table-cell table:style-name="ce6" office:value-type="float" office:value="50" calcext:value-type="float">
            <text:p>50</text:p>
          </table:table-cell>
          <table:table-cell table:style-name="ce6" office:value-type="float" office:value="100172" calcext:value-type="float">
            <text:p>100172</text:p>
          </table:table-cell>
          <table:table-cell table:style-name="ce6" table:number-matrix-columns-spanned="1" table:number-matrix-rows-spanned="1" table:formula="of:=['file:///C:/Users/Public/MAJ/ARA/ARA1_journee-poule10-170-180.ods'#$copieBonus2.O22]" office:value-type="float" office:value="311" calcext:value-type="float">
            <text:p>311</text:p>
          </table:table-cell>
        </table:table-row>
        <table:table-row table:style-name="ro1">
          <table:table-cell table:style-name="ce6" office:value-type="float" office:value="51" calcext:value-type="float">
            <text:p>51</text:p>
          </table:table-cell>
          <table:table-cell table:style-name="ce6" office:value-type="float" office:value="100173" calcext:value-type="float">
            <text:p>100173</text:p>
          </table:table-cell>
          <table:table-cell table:style-name="ce6" table:number-matrix-columns-spanned="1" table:number-matrix-rows-spanned="1" table:formula="of:=['file:///C:/Users/Public/MAJ/ARA/ARA1_journee-poule10-170-180.ods'#$copieBonus2.O43]" office:value-type="float" office:value="299" calcext:value-type="float">
            <text:p>299</text:p>
          </table:table-cell>
        </table:table-row>
        <table:table-row table:style-name="ro1">
          <table:table-cell table:style-name="ce6" office:value-type="float" office:value="52" calcext:value-type="float">
            <text:p>52</text:p>
          </table:table-cell>
          <table:table-cell table:style-name="ce6" office:value-type="float" office:value="100174" calcext:value-type="float">
            <text:p>100174</text:p>
          </table:table-cell>
          <table:table-cell table:style-name="ce6" table:number-matrix-columns-spanned="1" table:number-matrix-rows-spanned="1" table:formula="of:=['file:///C:/Users/Public/MAJ/ARA/ARA1_journee-poule10-170-180.ods'#$copieBonus2.O64]" office:value-type="float" office:value="308" calcext:value-type="float">
            <text:p>308</text:p>
          </table:table-cell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table:style-name="ce6" office:value-type="float" office:value="100181" calcext:value-type="float">
            <text:p>100181</text:p>
          </table:table-cell>
          <table:table-cell table:style-name="ce6" table:number-matrix-columns-spanned="1" table:number-matrix-rows-spanned="1" table:formula="of:=['file:///C:/Users/Public/MAJ/ARA/ARA1_journee-poule10-170-180.ods'#$copieBonus2.O85]" office:value-type="float" office:value="306" calcext:value-type="float">
            <text:p>306</text:p>
          </table:table-cell>
        </table:table-row>
        <table:table-row table:style-name="ro1">
          <table:table-cell table:style-name="ce6" office:value-type="float" office:value="54" calcext:value-type="float">
            <text:p>54</text:p>
          </table:table-cell>
          <table:table-cell table:style-name="ce6" office:value-type="float" office:value="100182" calcext:value-type="float">
            <text:p>100182</text:p>
          </table:table-cell>
          <table:table-cell table:style-name="ce6" table:number-matrix-columns-spanned="1" table:number-matrix-rows-spanned="1" table:formula="of:=['file:///C:/Users/Public/MAJ/ARA/ARA1_journee-poule10-170-180.ods'#$copieBonus2.O106]" office:value-type="float" office:value="249" calcext:value-type="float">
            <text:p>249</text:p>
          </table:table-cell>
        </table:table-row>
        <table:table-row table:style-name="ro1">
          <table:table-cell table:style-name="ce6" office:value-type="float" office:value="55" calcext:value-type="float">
            <text:p>55</text:p>
          </table:table-cell>
          <table:table-cell table:style-name="ce6" office:value-type="float" office:value="100183" calcext:value-type="float">
            <text:p>100183</text:p>
          </table:table-cell>
          <table:table-cell table:style-name="ce6" table:number-matrix-columns-spanned="1" table:number-matrix-rows-spanned="1" table:formula="of:=['file:///C:/Users/Public/MAJ/ARA/ARA1_journee-poule10-170-180.ods'#$copieBonus2.O125]" office:value-type="float" office:value="297" calcext:value-type="float">
            <text:p>297</text:p>
          </table:table-cell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table:style-name="ce6" office:value-type="float" office:value="100184" calcext:value-type="float">
            <text:p>100184</text:p>
          </table:table-cell>
          <table:table-cell table:style-name="ce6" table:number-matrix-columns-spanned="1" table:number-matrix-rows-spanned="1" table:formula="of:=['file:///C:/Users/Public/MAJ/ARA/ARA1_journee-poule10-170-180.ods'#$copieBonus2.O146]" office:value-type="float" office:value="239" calcext:value-type="float">
            <text:p>239</text:p>
          </table:table-cell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table:style-name="ce6" office:value-type="float" office:value="100191" calcext:value-type="float">
            <text:p>100191</text:p>
          </table:table-cell>
          <table:table-cell table:style-name="ce6" table:number-matrix-columns-spanned="1" table:number-matrix-rows-spanned="1" table:formula="of:=['file:///C:/Users/Public/MAJ/ARA/ARA2_journee-poule10-190-200-210-220.ods'#$copieBonus2.O1]" office:value-type="float" office:value="302" calcext:value-type="float">
            <text:p>302</text:p>
          </table:table-cell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table:style-name="ce6" office:value-type="float" office:value="100192" calcext:value-type="float">
            <text:p>100192</text:p>
          </table:table-cell>
          <table:table-cell table:style-name="ce6" table:number-matrix-columns-spanned="1" table:number-matrix-rows-spanned="1" table:formula="of:=['file:///C:/Users/Public/MAJ/ARA/ARA2_journee-poule10-190-200-210-220.ods'#$copieBonus2.O22]" office:value-type="float" office:value="300" calcext:value-type="float">
            <text:p>300</text:p>
          </table:table-cell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table:style-name="ce6" office:value-type="float" office:value="100193" calcext:value-type="float">
            <text:p>100193</text:p>
          </table:table-cell>
          <table:table-cell table:style-name="ce6" table:number-matrix-columns-spanned="1" table:number-matrix-rows-spanned="1" table:formula="of:=['file:///C:/Users/Public/MAJ/ARA/ARA2_journee-poule10-190-200-210-220.ods'#$copieBonus2.O43]" office:value-type="float" office:value="311" calcext:value-type="float">
            <text:p>311</text:p>
          </table:table-cell>
        </table:table-row>
        <table:table-row table:style-name="ro1">
          <table:table-cell table:style-name="ce6" office:value-type="float" office:value="60" calcext:value-type="float">
            <text:p>60</text:p>
          </table:table-cell>
          <table:table-cell table:style-name="ce6" office:value-type="float" office:value="100194" calcext:value-type="float">
            <text:p>100194</text:p>
          </table:table-cell>
          <table:table-cell table:style-name="ce6" table:number-matrix-columns-spanned="1" table:number-matrix-rows-spanned="1" table:formula="of:=['file:///C:/Users/Public/MAJ/ARA/ARA2_journee-poule10-190-200-210-220.ods'#$copieBonus2.O64]" office:value-type="float" office:value="300" calcext:value-type="float">
            <text:p>300</text:p>
          </table:table-cell>
        </table:table-row>
        <table:table-row table:style-name="ro1">
          <table:table-cell table:style-name="ce6" office:value-type="float" office:value="61" calcext:value-type="float">
            <text:p>61</text:p>
          </table:table-cell>
          <table:table-cell table:style-name="ce6" office:value-type="float" office:value="100195" calcext:value-type="float">
            <text:p>100195</text:p>
          </table:table-cell>
          <table:table-cell table:style-name="ce6" table:number-matrix-columns-spanned="1" table:number-matrix-rows-spanned="1" table:formula="of:=['file:///C:/Users/Public/MAJ/ARA/ARA2_journee-poule10-190-200-210-220.ods'#$copieBonus2.O85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62" calcext:value-type="float">
            <text:p>62</text:p>
          </table:table-cell>
          <table:table-cell table:style-name="ce6" office:value-type="float" office:value="100211" calcext:value-type="float">
            <text:p>100211</text:p>
          </table:table-cell>
          <table:table-cell table:style-name="ce6" table:number-matrix-columns-spanned="1" table:number-matrix-rows-spanned="1" table:formula="of:=['file:///C:/Users/Public/MAJ/ARA/ARA2_journee-poule10-190-200-210-220.ods'#$copieBonus2.O106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table:style-name="ce6" office:value-type="float" office:value="100212" calcext:value-type="float">
            <text:p>100212</text:p>
          </table:table-cell>
          <table:table-cell table:style-name="ce6" table:number-matrix-columns-spanned="1" table:number-matrix-rows-spanned="1" table:formula="of:=['file:///C:/Users/Public/MAJ/ARA/ARA2_journee-poule10-190-200-210-220.ods'#$copieBonus2.O127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64" calcext:value-type="float">
            <text:p>64</text:p>
          </table:table-cell>
          <table:table-cell table:style-name="ce6" office:value-type="float" office:value="100213" calcext:value-type="float">
            <text:p>100213</text:p>
          </table:table-cell>
          <table:table-cell table:style-name="ce6" table:number-matrix-columns-spanned="1" table:number-matrix-rows-spanned="1" table:formula="of:=['file:///C:/Users/Public/MAJ/ARA/ARA2_journee-poule10-190-200-210-220.ods'#$copieBonus2.O148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65" calcext:value-type="float">
            <text:p>65</text:p>
          </table:table-cell>
          <table:table-cell table:style-name="ce6" office:value-type="float" office:value="100214" calcext:value-type="float">
            <text:p>100214</text:p>
          </table:table-cell>
          <table:table-cell table:style-name="ce6" table:number-matrix-columns-spanned="1" table:number-matrix-rows-spanned="1" table:formula="of:=['file:///C:/Users/Public/MAJ/ARA/ARA2_journee-poule10-190-200-210-220.ods'#$copieBonus2.O169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66" calcext:value-type="float">
            <text:p>66</text:p>
          </table:table-cell>
          <table:table-cell table:style-name="ce6" office:value-type="float" office:value="100215" calcext:value-type="float">
            <text:p>100215</text:p>
          </table:table-cell>
          <table:table-cell table:style-name="ce6" table:number-matrix-columns-spanned="1" table:number-matrix-rows-spanned="1" table:formula="of:=['file:///C:/Users/Public/MAJ/ARA/ARA2_journee-poule10-190-200-210-220.ods'#$copieBonus2.O188]" office:value-type="float" office:value="0" calcext:value-type="float">
            <text:p>0</text:p>
          </table:table-cell>
        </table:table-row>
        <table:table-row table:style-name="ro1">
          <table:table-cell table:style-name="ce6" office:value-type="float" office:value="67" calcext:value-type="float">
            <text:p>67</text:p>
          </table:table-cell>
          <table:table-cell table:style-name="ce6" office:value-type="float" office:value="100271" calcext:value-type="float">
            <text:p>100271</text:p>
          </table:table-cell>
          <table:table-cell table:style-name="ce6" table:number-matrix-columns-spanned="1" table:number-matrix-rows-spanned="1" table:formula="of:=['file:///C:/Users/Public/MAJ/ARA/ARA3_journee-poule10-270-9180.ods'#$copieBonus.O1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68" calcext:value-type="float">
            <text:p>68</text:p>
          </table:table-cell>
          <table:table-cell table:style-name="ce6" office:value-type="float" office:value="100272" calcext:value-type="float">
            <text:p>100272</text:p>
          </table:table-cell>
          <table:table-cell table:style-name="ce6" table:number-matrix-columns-spanned="1" table:number-matrix-rows-spanned="1" table:formula="of:=['file:///C:/Users/Public/MAJ/ARA/ARA3_journee-poule10-270-9180.ods'#$copieBonus.O22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69" calcext:value-type="float">
            <text:p>69</text:p>
          </table:table-cell>
          <table:table-cell table:style-name="ce6" office:value-type="float" office:value="100273" calcext:value-type="float">
            <text:p>100273</text:p>
          </table:table-cell>
          <table:table-cell table:style-name="ce6" table:number-matrix-columns-spanned="1" table:number-matrix-rows-spanned="1" table:formula="of:=['file:///C:/Users/Public/MAJ/ARA/ARA3_journee-poule10-270-9180.ods'#$copieBonus.O43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70" calcext:value-type="float">
            <text:p>70</text:p>
          </table:table-cell>
          <table:table-cell table:style-name="ce6" office:value-type="float" office:value="100274" calcext:value-type="float">
            <text:p>100274</text:p>
          </table:table-cell>
          <table:table-cell table:style-name="ce6" table:number-matrix-columns-spanned="1" table:number-matrix-rows-spanned="1" table:formula="of:=['file:///C:/Users/Public/MAJ/ARA/ARA3_journee-poule10-270-9180.ods'#$copieBonus.O64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71" calcext:value-type="float">
            <text:p>71</text:p>
          </table:table-cell>
          <table:table-cell table:style-name="ce6" office:value-type="float" office:value="109181" calcext:value-type="float">
            <text:p>109181</text:p>
          </table:table-cell>
          <table:table-cell table:style-name="ce6" table:number-matrix-columns-spanned="1" table:number-matrix-rows-spanned="1" table:formula="of:=['file:///C:/Users/Public/MAJ/ARA/ARA3_journee-poule10-270-9180.ods'#$copieBonus.O85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72" calcext:value-type="float">
            <text:p>72</text:p>
          </table:table-cell>
          <table:table-cell table:style-name="ce6" office:value-type="float" office:value="109182" calcext:value-type="float">
            <text:p>109182</text:p>
          </table:table-cell>
          <table:table-cell table:style-name="ce6" table:number-matrix-columns-spanned="1" table:number-matrix-rows-spanned="1" table:formula="of:=['file:///C:/Users/Public/MAJ/ARA/ARA3_journee-poule10-270-9180.ods'#$copieBonus.O106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73" calcext:value-type="float">
            <text:p>73</text:p>
          </table:table-cell>
          <table:table-cell table:style-name="ce6" office:value-type="float" office:value="109183" calcext:value-type="float">
            <text:p>109183</text:p>
          </table:table-cell>
          <table:table-cell table:style-name="ce6" table:number-matrix-columns-spanned="1" table:number-matrix-rows-spanned="1" table:formula="of:=['file:///C:/Users/Public/MAJ/ARA/ARA3_journee-poule10-270-9180.ods'#$copieBonus.O125]" office:value-type="string" office:string-value="" calcext:value-type="error">
            <text:p>#RÉF !</text:p>
          </table:table-cell>
        </table:table-row>
        <table:table-row table:style-name="ro1">
          <table:table-cell table:style-name="ce6" office:value-type="float" office:value="74" calcext:value-type="float">
            <text:p>74</text:p>
          </table:table-cell>
          <table:table-cell table:style-name="ce6" office:value-type="float" office:value="109184" calcext:value-type="float">
            <text:p>109184</text:p>
          </table:table-cell>
          <table:table-cell table:style-name="ce6" table:number-matrix-columns-spanned="1" table:number-matrix-rows-spanned="1" table:formula="of:=['file:///C:/Users/Public/MAJ/ARA/ARA3_journee-poule10-270-9180.ods'#$copieBonus.O146]" office:value-type="string" office:string-value="" calcext:value-type="error">
            <text:p>#RÉF !</text:p>
          </table:table-cell>
        </table:table-row>
        <table:table-row table:style-name="ro1"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0171" calcext:value-type="float">
            <text:p>110171</text:p>
          </table:table-cell>
          <table:table-cell table:style-name="Default" table:number-matrix-columns-spanned="1" table:number-matrix-rows-spanned="1" table:formula="of:=['file:///C:/Users/Public/MAJ/BFC/BFC1-journnee-poule10-170-180.ods'#$copieBonus2.O1]" office:value-type="float" office:value="263" calcext:value-type="float">
            <text:p>263</text:p>
          </table:table-cell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110181" calcext:value-type="float">
            <text:p>110181</text:p>
          </table:table-cell>
          <table:table-cell table:style-name="Default" table:number-matrix-columns-spanned="1" table:number-matrix-rows-spanned="1" table:formula="of:=['file:///C:/Users/Public/MAJ/BFC/BFC1-journnee-poule10-170-180.ods'#$copieBonus2.O22]" office:value-type="float" office:value="289" calcext:value-type="float">
            <text:p>289</text:p>
          </table:table-cell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3" office:value-type="float" office:value="110191" calcext:value-type="float">
            <text:p>110191</text:p>
          </table:table-cell>
          <table:table-cell table:style-name="Default" table:number-matrix-columns-spanned="1" table:number-matrix-rows-spanned="1" table:formula="of:=['file:///C:/Users/Public/MAJ/BFC/BFC1-journnee-poule10-170-180.ods'#$copieBonus2.O43]" office:value-type="float" office:value="170" calcext:value-type="float">
            <text:p>170</text:p>
          </table:table-cell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110201" calcext:value-type="float">
            <text:p>110201</text:p>
          </table:table-cell>
          <table:table-cell table:style-name="Default" table:number-matrix-columns-spanned="1" table:number-matrix-rows-spanned="1" table:formula="of:=['file:///C:/Users/Public/MAJ/BFC/BFC1-journnee-poule10-170-180.ods'#$copieBonus2.O60]" office:value-type="float" office:value="171" calcext:value-type="float">
            <text:p>171</text:p>
          </table:table-cell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float" office:value="110211" calcext:value-type="float">
            <text:p>110211</text:p>
          </table:table-cell>
          <table:table-cell table:style-name="Default" table:number-matrix-columns-spanned="1" table:number-matrix-rows-spanned="1" table:formula="of:=['file:///C:/Users/Public/MAJ/BFC/BFC1-journnee-poule10-170-180.ods'#$copieBonus2.O77]" office:value-type="float" office:value="125" calcext:value-type="float">
            <text:p>125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110271" calcext:value-type="float">
            <text:p>110271</text:p>
          </table:table-cell>
          <table:table-cell table:style-name="Default" table:number-matrix-columns-spanned="1" table:number-matrix-rows-spanned="1" table:formula="of:=['file:///C:/Users/Public/MAJ/BFC/BFC1-journnee-poule10-170-180.ods'#$copieBonus2.O92]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20181" calcext:value-type="float">
            <text:p>12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20101" calcext:value-type="float">
            <text:p>12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20201" calcext:value-type="float">
            <text:p>12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20211" calcext:value-type="float">
            <text:p>12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0221" calcext:value-type="float">
            <text:p>12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0271" calcext:value-type="float">
            <text:p>12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9181" calcext:value-type="float">
            <text:p>129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88" calcext:value-type="float">
            <text:p>88</text:p>
          </table:table-cell>
          <table:table-cell table:style-name="ce3" office:value-type="float" office:value="130181" calcext:value-type="float">
            <text:p>130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float" office:value="130101" calcext:value-type="float">
            <text:p>1301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130201" calcext:value-type="float">
            <text:p>1302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91" calcext:value-type="float">
            <text:p>91</text:p>
          </table:table-cell>
          <table:table-cell table:style-name="ce3" office:value-type="float" office:value="130211" calcext:value-type="float">
            <text:p>13021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float" office:value="130221" calcext:value-type="float">
            <text:p>13022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93" calcext:value-type="float">
            <text:p>93</text:p>
          </table:table-cell>
          <table:table-cell table:style-name="ce3" office:value-type="float" office:value="130271" calcext:value-type="float">
            <text:p>1302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float" office:value="139181" calcext:value-type="float">
            <text:p>139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0181" calcext:value-type="float">
            <text:p>15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0101" calcext:value-type="float">
            <text:p>15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201" calcext:value-type="float">
            <text:p>15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0211" calcext:value-type="float">
            <text:p>15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0221" calcext:value-type="float">
            <text:p>15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0271" calcext:value-type="float">
            <text:p>15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9181" calcext:value-type="float">
            <text:p>159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160181" calcext:value-type="float">
            <text:p>160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table:style-name="ce3" office:value-type="float" office:value="160101" calcext:value-type="float">
            <text:p>1601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160201" calcext:value-type="float">
            <text:p>1602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60211" calcext:value-type="float">
            <text:p>16021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table:style-name="ce3" office:value-type="float" office:value="160221" calcext:value-type="float">
            <text:p>16022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table:style-name="ce3" office:value-type="float" office:value="160271" calcext:value-type="float">
            <text:p>1602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169181" calcext:value-type="float">
            <text:p>169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70171" calcext:value-type="float">
            <text:p>170171</text:p>
          </table:table-cell>
          <table:table-cell table:number-matrix-columns-spanned="1" table:number-matrix-rows-spanned="1" table:formula="of:=['file:///C:/Users/Public/MAJ/IDF/IDF1_journee-poule10-170-180-190-200-210-220.ods'#$copieBonus2.O1]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70172" calcext:value-type="float">
            <text:p>170172</text:p>
          </table:table-cell>
          <table:table-cell table:number-matrix-columns-spanned="1" table:number-matrix-rows-spanned="1" table:formula="of:=['file:///C:/Users/Public/MAJ/IDF/IDF1_journee-poule10-170-180-190-200-210-220.ods'#$copieBonus2.O22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70181" calcext:value-type="float">
            <text:p>170181</text:p>
          </table:table-cell>
          <table:table-cell table:number-matrix-columns-spanned="1" table:number-matrix-rows-spanned="1" table:formula="of:=['file:///C:/Users/Public/MAJ/IDF/IDF1_journee-poule10-170-180-190-200-210-220.ods'#$copieBonus2.O43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70182" calcext:value-type="float">
            <text:p>170182</text:p>
          </table:table-cell>
          <table:table-cell table:number-matrix-columns-spanned="1" table:number-matrix-rows-spanned="1" table:formula="of:=['file:///C:/Users/Public/MAJ/IDF/IDF1_journee-poule10-170-180-190-200-210-220.ods'#$copieBonus2.O64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0191" calcext:value-type="float">
            <text:p>170191</text:p>
          </table:table-cell>
          <table:table-cell table:number-matrix-columns-spanned="1" table:number-matrix-rows-spanned="1" table:formula="of:=['file:///C:/Users/Public/MAJ/IDF/IDF1_journee-poule10-170-180-190-200-210-220.ods'#$copieBonus2.O85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70192" calcext:value-type="float">
            <text:p>170192</text:p>
          </table:table-cell>
          <table:table-cell table:number-matrix-columns-spanned="1" table:number-matrix-rows-spanned="1" table:formula="of:=['file:///C:/Users/Public/MAJ/IDF/IDF1_journee-poule10-170-180-190-200-210-220.ods'#$copieBonus2.O106]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70201" calcext:value-type="float">
            <text:p>170201</text:p>
          </table:table-cell>
          <table:table-cell table:number-matrix-columns-spanned="1" table:number-matrix-rows-spanned="1" table:formula="of:=['file:///C:/Users/Public/MAJ/IDF/IDF1_journee-poule10-170-180-190-200-210-220.ods'#$copieBonus2.O127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70202" calcext:value-type="float">
            <text:p>170202</text:p>
          </table:table-cell>
          <table:table-cell table:number-matrix-columns-spanned="1" table:number-matrix-rows-spanned="1" table:formula="of:=['file:///C:/Users/Public/MAJ/IDF/IDF1_journee-poule10-170-180-190-200-210-220.ods'#$copieBonus2.O146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211" calcext:value-type="float">
            <text:p>170211</text:p>
          </table:table-cell>
          <table:table-cell table:number-matrix-columns-spanned="1" table:number-matrix-rows-spanned="1" table:formula="of:=['file:///C:/Users/Public/MAJ/IDF/IDF1_journee-poule10-170-180-190-200-210-220.ods'#$copieBonus2.O167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70271" calcext:value-type="float">
            <text:p>170271</text:p>
          </table:table-cell>
          <table:table-cell table:number-matrix-columns-spanned="1" table:number-matrix-rows-spanned="1" table:formula="of:=['file:///C:/Users/Public/MAJ/IDF/IDF1_journee-poule10-170-180-190-200-210-220.ods'#$copieBonus2.O188]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70272" calcext:value-type="float">
            <text:p>170272</text:p>
          </table:table-cell>
          <table:table-cell table:number-matrix-columns-spanned="1" table:number-matrix-rows-spanned="1" table:formula="of:=['file:///C:/Users/Public/MAJ/IDF/IDF1_journee-poule10-170-180-190-200-210-220.ods'#$copieBonus2.O209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79181" calcext:value-type="float">
            <text:p>179181</text:p>
          </table:table-cell>
          <table:table-cell table:number-matrix-columns-spanned="1" table:number-matrix-rows-spanned="1" table:formula="of:=['file:///C:/Users/Public/MAJ/IDF/IDF1_journee-poule10-170-180-190-200-210-220.ods'#$copieBonus2.O230]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9182" calcext:value-type="float">
            <text:p>179182</text:p>
          </table:table-cell>
          <table:table-cell table:number-matrix-columns-spanned="1" table:number-matrix-rows-spanned="1" table:formula="of:=['file:///C:/Users/Public/MAJ/IDF/IDF1_journee-poule10-170-180-190-200-210-220.ods'#$copieBonus2.O251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3" office:value-type="float" office:value="180171" calcext:value-type="float">
            <text:p>1801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3" office:value-type="float" office:value="180181" calcext:value-type="float">
            <text:p>180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3" office:value-type="float" office:value="180191" calcext:value-type="float">
            <text:p>18019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3" office:value-type="float" office:value="180201" calcext:value-type="float">
            <text:p>1802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3" office:value-type="float" office:value="180211" calcext:value-type="float">
            <text:p>18021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3" office:value-type="float" office:value="180221" calcext:value-type="float">
            <text:p>18022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3" office:value-type="float" office:value="180271" calcext:value-type="float">
            <text:p>1802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3" office:value-type="float" office:value="189181" calcext:value-type="float">
            <text:p>189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0171" calcext:value-type="float">
            <text:p>190171</text:p>
          </table:table-cell>
          <table:table-cell table:number-matrix-columns-spanned="1" table:number-matrix-rows-spanned="1" table:formula="of:=['file:///C:/Users/Public/MAJ/NAQ/NAQ1_journee-poule10-170-180.ods'#$copieBonus2.O1]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0172" calcext:value-type="float">
            <text:p>190172</text:p>
          </table:table-cell>
          <table:table-cell table:number-matrix-columns-spanned="1" table:number-matrix-rows-spanned="1" table:formula="of:=['file:///C:/Users/Public/MAJ/NAQ/NAQ1_journee-poule10-170-180.ods'#$copieBonus2.O2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0173" calcext:value-type="float">
            <text:p>190173</text:p>
          </table:table-cell>
          <table:table-cell table:number-matrix-columns-spanned="1" table:number-matrix-rows-spanned="1" table:formula="of:=['file:///C:/Users/Public/MAJ/NAQ/NAQ1_journee-poule10-170-180.ods'#$copieBonus2.O43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0174" calcext:value-type="float">
            <text:p>190174</text:p>
          </table:table-cell>
          <table:table-cell table:number-matrix-columns-spanned="1" table:number-matrix-rows-spanned="1" table:formula="of:=['file:///C:/Users/Public/MAJ/NAQ/NAQ1_journee-poule10-170-180.ods'#$copieBonus2.O64]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0181" calcext:value-type="float">
            <text:p>190181</text:p>
          </table:table-cell>
          <table:table-cell table:number-matrix-columns-spanned="1" table:number-matrix-rows-spanned="1" table:formula="of:=['file:///C:/Users/Public/MAJ/NAQ/NAQ1_journee-poule10-170-180.ods'#$copieBonus2.O85]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0182" calcext:value-type="float">
            <text:p>190182</text:p>
          </table:table-cell>
          <table:table-cell table:number-matrix-columns-spanned="1" table:number-matrix-rows-spanned="1" table:formula="of:=['file:///C:/Users/Public/MAJ/NAQ/NAQ1_journee-poule10-170-180.ods'#$copieBonus2.O106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0183" calcext:value-type="float">
            <text:p>190183</text:p>
          </table:table-cell>
          <table:table-cell table:number-matrix-columns-spanned="1" table:number-matrix-rows-spanned="1" table:formula="of:=['file:///C:/Users/Public/MAJ/NAQ/NAQ1_journee-poule10-170-180.ods'#$copieBonus2.O127]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90184" calcext:value-type="float">
            <text:p>190184</text:p>
          </table:table-cell>
          <table:table-cell table:number-matrix-columns-spanned="1" table:number-matrix-rows-spanned="1" table:formula="of:=['file:///C:/Users/Public/MAJ/NAQ/NAQ1_journee-poule10-170-180.ods'#$copieBonus2.O148]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90191" calcext:value-type="float">
            <text:p>190191</text:p>
          </table:table-cell>
          <table:table-cell table:number-matrix-columns-spanned="1" table:number-matrix-rows-spanned="1" table:formula="of:=['file:///C:/Users/Public/MAJ/NAQ/NAQ2_journee-poule10-190-200.ods'#$copieBonus2.O1]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192" calcext:value-type="float">
            <text:p>190192</text:p>
          </table:table-cell>
          <table:table-cell table:number-matrix-columns-spanned="1" table:number-matrix-rows-spanned="1" table:formula="of:=['file:///C:/Users/Public/MAJ/NAQ/NAQ2_journee-poule10-190-200.ods'#$copieBonus2.O22]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90193" calcext:value-type="float">
            <text:p>190193</text:p>
          </table:table-cell>
          <table:table-cell table:number-matrix-columns-spanned="1" table:number-matrix-rows-spanned="1" table:formula="of:=['file:///C:/Users/Public/MAJ/NAQ/NAQ2_journee-poule10-190-200.ods'#$copieBonus2.O43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90194" calcext:value-type="float">
            <text:p>190194</text:p>
          </table:table-cell>
          <table:table-cell table:number-matrix-columns-spanned="1" table:number-matrix-rows-spanned="1" table:formula="of:=['file:///C:/Users/Public/MAJ/NAQ/NAQ2_journee-poule10-190-200.ods'#$copieBonus2.O64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90201" calcext:value-type="float">
            <text:p>190201</text:p>
          </table:table-cell>
          <table:table-cell table:number-matrix-columns-spanned="1" table:number-matrix-rows-spanned="1" table:formula="of:=['file:///C:/Users/Public/MAJ/NAQ/NAQ2_journee-poule10-190-200.ods'#$copieBonus2.O85]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90202" calcext:value-type="float">
            <text:p>190202</text:p>
          </table:table-cell>
          <table:table-cell table:number-matrix-columns-spanned="1" table:number-matrix-rows-spanned="1" table:formula="of:=['file:///C:/Users/Public/MAJ/NAQ/NAQ2_journee-poule10-190-200.ods'#$copieBonus2.O106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90203" calcext:value-type="float">
            <text:p>190203</text:p>
          </table:table-cell>
          <table:table-cell table:number-matrix-columns-spanned="1" table:number-matrix-rows-spanned="1" table:formula="of:=['file:///C:/Users/Public/MAJ/NAQ/NAQ2_journee-poule10-190-200.ods'#$copieBonus2.O127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90204" calcext:value-type="float">
            <text:p>190204</text:p>
          </table:table-cell>
          <table:table-cell table:number-matrix-columns-spanned="1" table:number-matrix-rows-spanned="1" table:formula="of:=['file:///C:/Users/Public/MAJ/NAQ/NAQ2_journee-poule10-190-200.ods'#$copieBonus2.O148]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90211" calcext:value-type="float">
            <text:p>190211</text:p>
          </table:table-cell>
          <table:table-cell table:number-matrix-columns-spanned="1" table:number-matrix-rows-spanned="1" table:formula="of:=['file:///C:/Users/Public/MAJ/NAQ/NAQ3_journee-poule10-210-220.ods'#$copieBonus2.O1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90212" calcext:value-type="float">
            <text:p>190212</text:p>
          </table:table-cell>
          <table:table-cell table:number-matrix-columns-spanned="1" table:number-matrix-rows-spanned="1" table:formula="of:=['file:///C:/Users/Public/MAJ/NAQ/NAQ3_journee-poule10-210-220.ods'#$copieBonus2.O22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90213" calcext:value-type="float">
            <text:p>190213</text:p>
          </table:table-cell>
          <table:table-cell table:number-matrix-columns-spanned="1" table:number-matrix-rows-spanned="1" table:formula="of:=['file:///C:/Users/Public/MAJ/NAQ/NAQ3_journee-poule10-210-220.ods'#$copieBonus2.O43]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90214" calcext:value-type="float">
            <text:p>190214</text:p>
          </table:table-cell>
          <table:table-cell table:number-matrix-columns-spanned="1" table:number-matrix-rows-spanned="1" table:formula="of:=['file:///C:/Users/Public/MAJ/NAQ/NAQ3_journee-poule10-210-220.ods'#$copieBonus2.O62]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90215" calcext:value-type="float">
            <text:p>190215</text:p>
          </table:table-cell>
          <table:table-cell table:number-matrix-columns-spanned="1" table:number-matrix-rows-spanned="1" table:formula="of:=['file:///C:/Users/Public/MAJ/NAQ/NAQ3_journee-poule10-210-220.ods'#$copieBonus2.O81]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90271" calcext:value-type="float">
            <text:p>190271</text:p>
          </table:table-cell>
          <table:table-cell table:number-matrix-columns-spanned="1" table:number-matrix-rows-spanned="1" table:formula="of:=['file:///C:/Users/Public/MAJ/NAQ/NAQ4_journee-poule10-270-9180.ods'#$copieBonus2.O1]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90272" calcext:value-type="float">
            <text:p>190272</text:p>
          </table:table-cell>
          <table:table-cell table:number-matrix-columns-spanned="1" table:number-matrix-rows-spanned="1" table:formula="of:=['file:///C:/Users/Public/MAJ/NAQ/NAQ4_journee-poule10-270-9180.ods'#$copieBonus2.O2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90273" calcext:value-type="float">
            <text:p>190273</text:p>
          </table:table-cell>
          <table:table-cell table:number-matrix-columns-spanned="1" table:number-matrix-rows-spanned="1" table:formula="of:=['file:///C:/Users/Public/MAJ/NAQ/NAQ4_journee-poule10-270-9180.ods'#$copieBonus2.O43]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90274" calcext:value-type="float">
            <text:p>190274</text:p>
          </table:table-cell>
          <table:table-cell table:number-matrix-columns-spanned="1" table:number-matrix-rows-spanned="1" table:formula="of:=['file:///C:/Users/Public/MAJ/NAQ/NAQ4_journee-poule10-270-9180.ods'#$copieBonus2.O64]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99181" calcext:value-type="float">
            <text:p>199181</text:p>
          </table:table-cell>
          <table:table-cell table:number-matrix-columns-spanned="1" table:number-matrix-rows-spanned="1" table:formula="of:=['file:///C:/Users/Public/MAJ/NAQ/NAQ4_journee-poule10-270-9180.ods'#$copieBonus2.O85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99182" calcext:value-type="float">
            <text:p>199182</text:p>
          </table:table-cell>
          <table:table-cell table:number-matrix-columns-spanned="1" table:number-matrix-rows-spanned="1" table:formula="of:=['file:///C:/Users/Public/MAJ/NAQ/NAQ4_journee-poule10-270-9180.ods'#$copieBonus2.O10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99183" calcext:value-type="float">
            <text:p>199183</text:p>
          </table:table-cell>
          <table:table-cell table:number-matrix-columns-spanned="1" table:number-matrix-rows-spanned="1" table:formula="of:=['file:///C:/Users/Public/MAJ/NAQ/NAQ4_journee-poule10-270-9180.ods'#$copieBonus2.O12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99184" calcext:value-type="float">
            <text:p>199184</text:p>
          </table:table-cell>
          <table:table-cell table:number-matrix-columns-spanned="1" table:number-matrix-rows-spanned="1" table:formula="of:=['file:///C:/Users/Public/MAJ/NAQ/NAQ4_journee-poule10-270-9180.ods'#$copieBonus2.O144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99191" calcext:value-type="float">
            <text:p>1991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99192" calcext:value-type="float">
            <text:p>1991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99193" calcext:value-type="float">
            <text:p>1991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99194" calcext:value-type="float">
            <text:p>1991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99201" calcext:value-type="float">
            <text:p>199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99202" calcext:value-type="float">
            <text:p>1992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99203" calcext:value-type="float">
            <text:p>1992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9204" calcext:value-type="float">
            <text:p>1992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style-name="ce3" office:value-type="float" office:value="200171" calcext:value-type="float">
            <text:p>200171</text:p>
          </table:table-cell>
          <table:table-cell table:style-name="Default" table:number-matrix-columns-spanned="1" table:number-matrix-rows-spanned="1" table:formula="of:=['file:///C:/Users/Public/MAJ/OCC/OCC1_journee-poule10-170-180.ods'#$copieBonus2.O1]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style-name="ce3" office:value-type="float" office:value="200172" calcext:value-type="float">
            <text:p>200172</text:p>
          </table:table-cell>
          <table:table-cell table:style-name="Default" table:number-matrix-columns-spanned="1" table:number-matrix-rows-spanned="1" table:formula="of:=['file:///C:/Users/Public/MAJ/OCC/OCC1_journee-poule10-170-180.ods'#$copieBonus2.O22]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style-name="ce3" office:value-type="float" office:value="200173" calcext:value-type="float">
            <text:p>200173</text:p>
          </table:table-cell>
          <table:table-cell table:style-name="Default" table:number-matrix-columns-spanned="1" table:number-matrix-rows-spanned="1" table:formula="of:=['file:///C:/Users/Public/MAJ/OCC/OCC1_journee-poule10-170-180.ods'#$copieBonus2.O43]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style-name="ce3" office:value-type="float" office:value="200174" calcext:value-type="float">
            <text:p>200174</text:p>
          </table:table-cell>
          <table:table-cell table:style-name="Default" table:number-matrix-columns-spanned="1" table:number-matrix-rows-spanned="1" table:formula="of:=['file:///C:/Users/Public/MAJ/OCC/OCC1_journee-poule10-170-180.ods'#$copieBonus2.O64]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style-name="ce3" office:value-type="float" office:value="200181" calcext:value-type="float">
            <text:p>200181</text:p>
          </table:table-cell>
          <table:table-cell table:style-name="Default" table:number-matrix-columns-spanned="1" table:number-matrix-rows-spanned="1" table:formula="of:=['file:///C:/Users/Public/MAJ/OCC/OCC1_journee-poule10-170-180.ods'#$copieBonus2.O85]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style-name="ce3" office:value-type="float" office:value="200182" calcext:value-type="float">
            <text:p>200182</text:p>
          </table:table-cell>
          <table:table-cell table:style-name="Default" table:number-matrix-columns-spanned="1" table:number-matrix-rows-spanned="1" table:formula="of:=['file:///C:/Users/Public/MAJ/OCC/OCC1_journee-poule10-170-180.ods'#$copieBonus2.O104]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style-name="ce3" office:value-type="float" office:value="200183" calcext:value-type="float">
            <text:p>200183</text:p>
          </table:table-cell>
          <table:table-cell table:style-name="Default" table:number-matrix-columns-spanned="1" table:number-matrix-rows-spanned="1" table:formula="of:=['file:///C:/Users/Public/MAJ/OCC/OCC1_journee-poule10-170-180.ods'#$copieBonus2.O125]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style-name="ce3" office:value-type="float" office:value="200184" calcext:value-type="float">
            <text:p>200184</text:p>
          </table:table-cell>
          <table:table-cell table:style-name="Default" table:number-matrix-columns-spanned="1" table:number-matrix-rows-spanned="1" table:formula="of:=['file:///C:/Users/Public/MAJ/OCC/OCC1_journee-poule10-170-180.ods'#$copieBonus2.O146]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style-name="ce3" office:value-type="float" office:value="200191" calcext:value-type="float">
            <text:p>200191</text:p>
          </table:table-cell>
          <table:table-cell table:style-name="Default" table:number-matrix-columns-spanned="1" table:number-matrix-rows-spanned="1" table:formula="of:=['file:///C:/Users/Public/MAJ/OCC/OCC2_journee-poule10-190-200.ods'#$copieBonus2.O1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style-name="ce3" office:value-type="float" office:value="200192" calcext:value-type="float">
            <text:p>200192</text:p>
          </table:table-cell>
          <table:table-cell table:style-name="Default" table:number-matrix-columns-spanned="1" table:number-matrix-rows-spanned="1" table:formula="of:=['file:///C:/Users/Public/MAJ/OCC/OCC2_journee-poule10-190-200.ods'#$copieBonus2.O20]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style-name="ce3" office:value-type="float" office:value="200193" calcext:value-type="float">
            <text:p>200193</text:p>
          </table:table-cell>
          <table:table-cell table:style-name="Default" table:number-matrix-columns-spanned="1" table:number-matrix-rows-spanned="1" table:formula="of:=['file:///C:/Users/Public/MAJ/OCC/OCC2_journee-poule10-190-200.ods'#$copieBonus2.O41]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style-name="ce3" office:value-type="float" office:value="200194" calcext:value-type="float">
            <text:p>200194</text:p>
          </table:table-cell>
          <table:table-cell table:style-name="Default" table:number-matrix-columns-spanned="1" table:number-matrix-rows-spanned="1" table:formula="of:=['file:///C:/Users/Public/MAJ/OCC/OCC2_journee-poule10-190-200.ods'#$copieBonus2.O6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style-name="ce3" office:value-type="float" office:value="200201" calcext:value-type="float">
            <text:p>200201</text:p>
          </table:table-cell>
          <table:table-cell table:style-name="Default" table:number-matrix-columns-spanned="1" table:number-matrix-rows-spanned="1" table:formula="of:=['file:///C:/Users/Public/MAJ/OCC/OCC2_journee-poule10-190-200.ods'#$copieBonus2.O83]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style-name="ce3" office:value-type="float" office:value="200202" calcext:value-type="float">
            <text:p>200202</text:p>
          </table:table-cell>
          <table:table-cell table:style-name="Default" table:number-matrix-columns-spanned="1" table:number-matrix-rows-spanned="1" table:formula="of:=['file:///C:/Users/Public/MAJ/OCC/OCC2_journee-poule10-190-200.ods'#$copieBonus2.O100]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style-name="ce3" office:value-type="float" office:value="200203" calcext:value-type="float">
            <text:p>200203</text:p>
          </table:table-cell>
          <table:table-cell table:style-name="Default" table:number-matrix-columns-spanned="1" table:number-matrix-rows-spanned="1" table:formula="of:=['file:///C:/Users/Public/MAJ/OCC/OCC2_journee-poule10-190-200.ods'#$copieBonus2.O119]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style-name="ce3" office:value-type="float" office:value="200204" calcext:value-type="float">
            <text:p>200204</text:p>
          </table:table-cell>
          <table:table-cell table:style-name="Default" table:number-matrix-columns-spanned="1" table:number-matrix-rows-spanned="1" table:formula="of:=['file:///C:/Users/Public/MAJ/OCC/OCC2_journee-poule10-190-200.ods'#$copieBonus2.O138]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style-name="ce3" office:value-type="float" office:value="200211" calcext:value-type="float">
            <text:p>200211</text:p>
          </table:table-cell>
          <table:table-cell table:style-name="Default" table:number-matrix-columns-spanned="1" table:number-matrix-rows-spanned="1" table:formula="of:=['file:///C:/Users/Public/MAJ/OCC/OCC3_journee-poule10-210-220.ods'#$copieBonus2.O1]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style-name="ce3" office:value-type="float" office:value="200212" calcext:value-type="float">
            <text:p>200212</text:p>
          </table:table-cell>
          <table:table-cell table:style-name="Default" table:number-matrix-columns-spanned="1" table:number-matrix-rows-spanned="1" table:formula="of:=['file:///C:/Users/Public/MAJ/OCC/OCC3_journee-poule10-210-220.ods'#$copieBonus2.O20]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style-name="ce3" office:value-type="float" office:value="200213" calcext:value-type="float">
            <text:p>200213</text:p>
          </table:table-cell>
          <table:table-cell table:style-name="Default" table:number-matrix-columns-spanned="1" table:number-matrix-rows-spanned="1" table:formula="of:=['file:///C:/Users/Public/MAJ/OCC/OCC3_journee-poule10-210-220.ods'#$copieBonus2.O41]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style-name="ce3" office:value-type="float" office:value="200214" calcext:value-type="float">
            <text:p>200214</text:p>
          </table:table-cell>
          <table:table-cell table:style-name="Default" table:number-matrix-columns-spanned="1" table:number-matrix-rows-spanned="1" table:formula="of:=['file:///C:/Users/Public/MAJ/OCC/OCC3_journee-poule10-210-220.ods'#$copieBonus2.O62]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style-name="ce3" office:value-type="float" office:value="200215" calcext:value-type="float">
            <text:p>200215</text:p>
          </table:table-cell>
          <table:table-cell table:style-name="Default" table:number-matrix-columns-spanned="1" table:number-matrix-rows-spanned="1" table:formula="of:=['file:///C:/Users/Public/MAJ/OCC/OCC3_journee-poule10-210-220.ods'#$copieBonus2.O83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ce3" office:value-type="float" office:value="200216" calcext:value-type="float">
            <text:p>200216</text:p>
          </table:table-cell>
          <table:table-cell table:style-name="Default" table:number-matrix-columns-spanned="1" table:number-matrix-rows-spanned="1" table:formula="of:=['file:///C:/Users/Public/MAJ/OCC/OCC3_journee-poule10-210-220.ods'#$copieBonus2.O10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style-name="ce3" office:value-type="float" office:value="200217" calcext:value-type="float">
            <text:p>200217</text:p>
          </table:table-cell>
          <table:table-cell table:style-name="Default" table:number-matrix-columns-spanned="1" table:number-matrix-rows-spanned="1" table:formula="of:=['file:///C:/Users/Public/MAJ/OCC/OCC3_journee-poule10-210-220.ods'#$copieBonus2.O121]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style-name="ce3" office:value-type="float" office:value="200271" calcext:value-type="float">
            <text:p>200271</text:p>
          </table:table-cell>
          <table:table-cell table:style-name="Default" table:number-matrix-columns-spanned="1" table:number-matrix-rows-spanned="1" table:formula="of:=['file:///C:/Users/Public/MAJ/OCC/OCC4_journee-poule10-270-9180.ods'#$copieBonus2.O1]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style-name="ce3" office:value-type="float" office:value="200272" calcext:value-type="float">
            <text:p>200272</text:p>
          </table:table-cell>
          <table:table-cell table:style-name="Default" table:number-matrix-columns-spanned="1" table:number-matrix-rows-spanned="1" table:formula="of:=['file:///C:/Users/Public/MAJ/OCC/OCC4_journee-poule10-270-9180.ods'#$copieBonus2.O22]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style-name="ce3" office:value-type="float" office:value="200273" calcext:value-type="float">
            <text:p>200273</text:p>
          </table:table-cell>
          <table:table-cell table:style-name="Default" table:number-matrix-columns-spanned="1" table:number-matrix-rows-spanned="1" table:formula="of:=['file:///C:/Users/Public/MAJ/OCC/OCC4_journee-poule10-270-9180.ods'#$copieBonus2.O43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style-name="ce3" office:value-type="float" office:value="200274" calcext:value-type="float">
            <text:p>200274</text:p>
          </table:table-cell>
          <table:table-cell table:style-name="Default" table:number-matrix-columns-spanned="1" table:number-matrix-rows-spanned="1" table:formula="of:=['file:///C:/Users/Public/MAJ/OCC/OCC4_journee-poule10-270-9180.ods'#$copieBonus2.O64]" office:value-type="float" office:value="179.5" calcext:value-type="float">
            <text:p>179,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style-name="ce3" office:value-type="float" office:value="209181" calcext:value-type="float">
            <text:p>209181</text:p>
          </table:table-cell>
          <table:table-cell table:style-name="Default" table:number-matrix-columns-spanned="1" table:number-matrix-rows-spanned="1" table:formula="of:=['file:///C:/Users/Public/MAJ/OCC/OCC4_journee-poule10-270-9180.ods'#$copieBonus2.O85]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style-name="ce3" office:value-type="float" office:value="209182" calcext:value-type="float">
            <text:p>209182</text:p>
          </table:table-cell>
          <table:table-cell table:style-name="Default" table:number-matrix-columns-spanned="1" table:number-matrix-rows-spanned="1" table:formula="of:=['file:///C:/Users/Public/MAJ/OCC/OCC4_journee-poule10-270-9180.ods'#$copieBonus2.O98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style-name="ce3" office:value-type="float" office:value="209183" calcext:value-type="float">
            <text:p>209183</text:p>
          </table:table-cell>
          <table:table-cell table:style-name="Default" table:number-matrix-columns-spanned="1" table:number-matrix-rows-spanned="1" table:formula="of:=['file:///C:/Users/Public/MAJ/OCC/OCC4_journee-poule10-270-9180.ods'#$copieBonus2.O117]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style-name="ce3" office:value-type="float" office:value="209184" calcext:value-type="float">
            <text:p>209184</text:p>
          </table:table-cell>
          <table:table-cell table:style-name="Default" table:number-matrix-columns-spanned="1" table:number-matrix-rows-spanned="1" table:formula="of:=['file:///C:/Users/Public/MAJ/OCC/OCC4_journee-poule10-270-9180.ods'#$copieBonus2.O138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style-name="ce3" office:value-type="float" office:value="209191" calcext:value-type="float">
            <text:p>20919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style-name="ce3" office:value-type="float" office:value="209192" calcext:value-type="float">
            <text:p>20919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3" office:value-type="float" office:value="209193" calcext:value-type="float">
            <text:p>20919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style-name="ce3" office:value-type="float" office:value="209194" calcext:value-type="float">
            <text:p>20919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3" office:value-type="float" office:value="209201" calcext:value-type="float">
            <text:p>2092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style-name="ce3" office:value-type="float" office:value="209202" calcext:value-type="float">
            <text:p>209202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style-name="ce3" office:value-type="float" office:value="209203" calcext:value-type="float">
            <text:p>209203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style-name="ce3" office:value-type="float" office:value="209204" calcext:value-type="float">
            <text:p>209204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10181" calcext:value-type="float">
            <text:p>21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10101" calcext:value-type="float">
            <text:p>2101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10201" calcext:value-type="float">
            <text:p>210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10211" calcext:value-type="float">
            <text:p>2102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10221" calcext:value-type="float">
            <text:p>2102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10271" calcext:value-type="float">
            <text:p>2102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210181" calcext:value-type="float">
            <text:p>2101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style-name="ce3" office:value-type="float" office:value="220181" calcext:value-type="float">
            <text:p>22018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style-name="ce3" office:value-type="float" office:value="220101" calcext:value-type="float">
            <text:p>2201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style-name="ce3" office:value-type="float" office:value="220201" calcext:value-type="float">
            <text:p>22020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style-name="ce3" office:value-type="float" office:value="220211" calcext:value-type="float">
            <text:p>22021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style-name="ce3" office:value-type="float" office:value="220221" calcext:value-type="float">
            <text:p>22022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style-name="ce3" office:value-type="float" office:value="220271" calcext:value-type="float">
            <text:p>220271</text:p>
          </table:table-cell>
          <table:table-cell table:style-name="Default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style-name="Default" office:value-type="float" office:value="229181" calcext:value-type="float">
            <text:p>229181</text:p>
          </table:table-cell>
          <table:table-cell table:style-name="Default" office:value-type="float" office:value="0" calcext:value-type="float">
            <text:p>0</text:p>
          </table:table-cell>
        </table:table-row>
      </table:table>
      <table:table table:name="'file:///C:/Users/Public/MAJ/FED/FED1_journee-federale1-140.ods'#copieBonus2" table:print="false" table:style-name="ta_extref">
        <table:table-source xlink:type="simple" xlink:href="../FED/FED1_journee-federale1-14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94">
            <text:p>394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89">
            <text:p>38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88">
            <text:p>388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83">
            <text:p>383</text:p>
          </table:table-cell>
        </table:table-row>
      </table:table>
      <table:table table:name="'file:///C:/Users/Public/MAJ/FED/FED2_journee-federale2-150.ods'#copieBonus2" table:print="false" table:style-name="ta_extref">
        <table:table-source xlink:type="simple" xlink:href="../FED/FED2_journee-federale2-15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67">
            <text:p>367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5">
            <text:p>355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5">
            <text:p>355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9">
            <text:p>35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0">
            <text:p>360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8">
            <text:p>348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8">
            <text:p>358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9">
            <text:p>369</text:p>
          </table:table-cell>
        </table:table-row>
      </table:table>
      <table:table table:name="'file:///C:/Users/Public/MAJ/FED/FED3_journee-federale3NE-160.ods'#copieBonus2" table:print="false" table:style-name="ta_extref">
        <table:table-source xlink:type="simple" xlink:href="../FED/FED3_journee-federale3NE-16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62">
            <text:p>362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3">
            <text:p>363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2">
            <text:p>352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7">
            <text:p>367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1">
            <text:p>361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2">
            <text:p>352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6">
            <text:p>366</text:p>
          </table:table-cell>
        </table:table-row>
      </table:table>
      <table:table table:name="'file:///C:/Users/Public/MAJ/FED/FED4_journee-federale3GS-160.ods'#copieBonus2" table:print="false" table:style-name="ta_extref">
        <table:table-source xlink:type="simple" xlink:href="../FED/FED4_journee-federale3GS-16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71">
            <text:p>371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8">
            <text:p>348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71">
            <text:p>371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3">
            <text:p>343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39">
            <text:p>33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0">
            <text:p>350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7">
            <text:p>367</text:p>
          </table:table-cell>
        </table:table-row>
      </table:table>
      <table:table table:name="'file:///C:/Users/Public/MAJ/FED/FED6_journee-federaleB-250.ods'#copieBonus2" table:print="false" table:style-name="ta_extref">
        <table:table-source xlink:type="simple" xlink:href="../FED/FED6_journee-federaleB-25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69">
            <text:p>36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5">
            <text:p>355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3">
            <text:p>363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7">
            <text:p>347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9">
            <text:p>34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3">
            <text:p>343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1">
            <text:p>351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80">
            <text:p>380</text:p>
          </table:table-cell>
        </table:table-row>
      </table:table>
      <table:table table:name="'file:///C:/Users/Public/MAJ/FED/FED7_journee-excellenceB-NE-260.ods'#copieBonus2" table:print="false" table:style-name="ta_extref">
        <table:table-source xlink:type="simple" xlink:href="../FED/FED7_journee-excellenceB-NE-26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59">
            <text:p>35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6">
            <text:p>366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0">
            <text:p>350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75">
            <text:p>375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39">
            <text:p>33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32">
            <text:p>332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66">
            <text:p>366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70">
            <text:p>370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9">
            <text:p>349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71">
            <text:p>371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5">
            <text:p>345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42">
            <text:p>342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8">
            <text:p>358</text:p>
          </table:table-cell>
        </table:table-row>
        <table:table-row table:number-rows-repeated="24">
          <table:table-cell table:number-columns-repeated="15"/>
        </table:table-row>
        <table:table-row>
          <table:table-cell table:number-columns-repeated="14"/>
          <table:table-cell table:style-name="ce1" office:value-type="float" office:value="359">
            <text:p>359</text:p>
          </table:table-cell>
        </table:table-row>
      </table:table>
      <table:table table:name="'file:///C:/Users/Public/MAJ/OCC/OCC1_journee-poule10-170-180.ods'#copieBonus2" table:print="false" table:style-name="ta_extref">
        <table:table-source xlink:type="simple" xlink:href="../OCC/OCC1_journee-poule10-170-18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293">
            <text:p>293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6">
            <text:p>296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1">
            <text:p>28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9">
            <text:p>29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37">
            <text:p>237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305">
            <text:p>30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0">
            <text:p>300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4">
            <text:p>284</text:p>
          </table:table-cell>
        </table:table-row>
      </table:table>
      <table:table table:name="'file:///C:/Users/Public/MAJ/OCC/OCC3_journee-poule10-210-220.ods'#copieBonus2" table:print="false" table:style-name="ta_extref">
        <table:table-source xlink:type="simple" xlink:href="../OCC/OCC3_journee-poule10-210-22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201">
            <text:p>201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260">
            <text:p>260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51">
            <text:p>25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49">
            <text:p>24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99">
            <text:p>199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72">
            <text:p>172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92">
            <text:p>192</text:p>
          </table:table-cell>
        </table:table-row>
      </table:table>
      <table:table table:name="'file:///C:/Users/Public/MAJ/OCC/OCC4_journee-poule10-270-9180.ods'#copieBonus2" table:print="false" table:style-name="ta_extref">
        <table:table-source xlink:type="simple" xlink:href="../OCC/OCC4_journee-poule10-270-918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174">
            <text:p>174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46">
            <text:p>246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21">
            <text:p>12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79.5">
            <text:p>179.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71">
            <text:p>71</text:p>
          </table:table-cell>
        </table:table-row>
        <table:table-row table:number-rows-repeated="12">
          <table:table-cell table:number-columns-repeated="15"/>
        </table:table-row>
        <table:table-row>
          <table:table-cell table:number-columns-repeated="14"/>
          <table:table-cell table:style-name="ce1" office:value-type="float" office:value="205">
            <text:p>205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32">
            <text:p>13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72">
            <text:p>172</text:p>
          </table:table-cell>
        </table:table-row>
      </table:table>
      <table:table table:name="'file:///C:/Users/Public/MAJ/NAQ/NAQ1_journee-poule10-170-180.ods'#copieBonus2" table:print="false" table:style-name="ta_extref">
        <table:table-source xlink:type="simple" xlink:href="../NAQ/NAQ1_journee-poule10-170-18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03">
            <text:p>303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1">
            <text:p>30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6">
            <text:p>306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9">
            <text:p>29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6">
            <text:p>296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7">
            <text:p>307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7">
            <text:p>287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8">
            <text:p>308</text:p>
          </table:table-cell>
        </table:table-row>
      </table:table>
      <table:table table:name="'file:///C:/Users/Public/MAJ/NAQ/NAQ2_journee-poule10-190-200.ods'#copieBonus2" table:print="false" table:style-name="ta_extref">
        <table:table-source xlink:type="simple" xlink:href="../NAQ/NAQ2_journee-poule10-190-20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294">
            <text:p>294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7">
            <text:p>297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5">
            <text:p>30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4">
            <text:p>304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2">
            <text:p>30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5">
            <text:p>30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8">
            <text:p>298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6">
            <text:p>306</text:p>
          </table:table-cell>
        </table:table-row>
      </table:table>
      <table:table table:name="'file:///C:/Users/Public/MAJ/NAQ/NAQ3_journee-poule10-210-220.ods'#copieBonus2" table:print="false" table:style-name="ta_extref">
        <table:table-source xlink:type="simple" xlink:href="../NAQ/NAQ3_journee-poule10-210-22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235">
            <text:p>23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92">
            <text:p>19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49">
            <text:p>149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04">
            <text:p>104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114">
            <text:p>114</text:p>
          </table:table-cell>
        </table:table-row>
      </table:table>
      <table:table table:name="'file:///C:/Users/Public/MAJ/NAQ/NAQ4_journee-poule10-270-9180.ods'#copieBonus2" table:print="false" table:style-name="ta_extref">
        <table:table-source xlink:type="simple" xlink:href="../NAQ/NAQ4_journee-poule10-270-918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258">
            <text:p>258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96">
            <text:p>196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39">
            <text:p>23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55">
            <text:p>25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06">
            <text:p>106</text:p>
          </table:table-cell>
        </table:table-row>
        <table:table-row table:number-rows-repeated="16">
          <table:table-cell table:number-columns-repeated="15"/>
        </table:table-row>
        <table:table-row>
          <table:table-cell table:number-columns-repeated="14"/>
          <table:table-cell table:style-name="ce1" office:value-type="float" office:value="0">
            <text:p>0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5">
            <text:p>5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6">
            <text:p>16</text:p>
          </table:table-cell>
        </table:table-row>
      </table:table>
      <table:table table:name="'file:///C:/Users/Public/MAJ/ARA/ARA1_journee-poule10-170-180.ods'#copieBonus2" table:print="false" table:style-name="ta_extref">
        <table:table-source xlink:type="simple" xlink:href="../ARA/ARA1_journee-poule10-170-18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03">
            <text:p>303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11">
            <text:p>31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99">
            <text:p>29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8">
            <text:p>308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6">
            <text:p>306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49">
            <text:p>249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297">
            <text:p>297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39">
            <text:p>239</text:p>
          </table:table-cell>
        </table:table-row>
      </table:table>
      <table:table table:name="'file:///C:/Users/Public/MAJ/ARA/ARA2_journee-poule10-190-200-210-220.ods'#copieBonus2" table:print="false" table:style-name="ta_extref">
        <table:table-source xlink:type="simple" xlink:href="../ARA/ARA2_journee-poule10-190-200-210-22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302">
            <text:p>30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0">
            <text:p>300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11">
            <text:p>31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0">
            <text:p>300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304">
            <text:p>304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84">
            <text:p>184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02">
            <text:p>20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99">
            <text:p>19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45">
            <text:p>145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318">
            <text:p>318</text:p>
          </table:table-cell>
        </table:table-row>
      </table:table>
      <table:table table:name="'file:///C:/Users/Public/MAJ/IDF/IDF1_journee-poule10-170-180-190-200-210-220.ods'#copieBonus2" table:print="false" table:style-name="ta_extref">
        <table:table-source xlink:type="simple" xlink:href="../IDF/IDF1_journee-poule10-170-180-190-200-210-22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 office:value-type="float" office:value="279">
            <text:p>27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4">
            <text:p>284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1">
            <text:p>28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2">
            <text:p>28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62">
            <text:p>26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2">
            <text:p>282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29">
            <text:p>229</text:p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 office:value-type="float" office:value="259">
            <text:p>259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58">
            <text:p>258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78">
            <text:p>278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81">
            <text:p>281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228">
            <text:p>228</text:p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 office:value-type="float" office:value="194">
            <text:p>194</text:p>
          </table:table-cell>
        </table:table-row>
      </table:table>
      <table:table table:name="'file:///C:/Users/Public/MAJ/OCC/OCC2_journee-poule10-190-200.ods'#copieBonus2" table:print="false" table:style-name="ta_extref">
        <table:table-source xlink:type="simple" xlink:href="../OCC/OCC2_journee-poule10-190-20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>
            <text:p/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16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18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</table:table>
      <table:table table:name="'file:///C:/Users/Public/MAJ/BFC/BFC1-journnee-poule10-170-180.ods'#copieBonus2" table:print="false" table:style-name="ta_extref">
        <table:table-source xlink:type="simple" xlink:href="../BFC/BFC1-journnee-poule10-170-180.ods" table:table-name="copieBonus2" table:filter-name="calc8" table:mode="copy-results-only"/>
        <table:table-column table:number-columns-repeated="15"/>
        <table:table-row>
          <table:table-cell table:number-columns-repeated="14"/>
          <table:table-cell table:style-name="ce1">
            <text:p/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20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16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16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  <table:table-row table:number-rows-repeated="14">
          <table:table-cell table:number-columns-repeated="15"/>
        </table:table-row>
        <table:table-row>
          <table:table-cell table:number-columns-repeated="14"/>
          <table:table-cell table:style-name="ce1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month number:style="long"/>
    </number:date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date-style style:name="N114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5">
      <number:number number:decimal-places="0" loext:min-decimal-places="0" number:min-integer-digits="3"/>
    </number:number-style>
    <number:number-style style:name="N117P0" style:volatile="true">
      <number:number number:decimal-places="0" loext:min-decimal-places="0" number:min-integer-digits="1" number:grouping="true"/>
      <number:text> €</number:text>
    </number:number-style>
    <number:number-style style:name="N11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€</number:text>
    </number:number-style>
    <number:number-style style:name="N12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€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1P0"/>
    </number:number-style>
    <number:number-style style:name="N125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5P2" style:volatile="true">
      <number:text> -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2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29P2" style:volatile="true">
      <number:text> -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3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37P2" style:volatile="true">
      <number:text>-</number:text>
      <number:number number:decimal-places="0" loext:min-decimal-places="0" number:min-integer-digits="0"/>
      <number:text> €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number:text>Vrai</number:text>
    </number:number-style>
    <number:number-style style:name="N139P1" style:volatile="true">
      <number:text>Vrai</number:text>
    </number:number-style>
    <number:number-style style:name="N139">
      <number:text>Faux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Actif</number:text>
    </number:number-style>
    <number:number-style style:name="N141P1" style:volatile="true">
      <number:text>Actif</number:text>
    </number:number-style>
    <number:number-style style:name="N141">
      <number:text>Inactif</number:text>
      <style:map style:condition="value()&gt;0" style:apply-style-name="N141P0"/>
      <style:map style:condition="value()&lt;0" style:apply-style-name="N141P1"/>
    </number:number-style>
    <number:currency-style style:name="N14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4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43P0"/>
    </number:currency-style>
    <number:number-style style:name="N144">
      <number:number number:decimal-places="3" loext:min-decimal-places="3" number:min-integer-digits="1"/>
    </number:number-style>
    <number:date-style style:name="N145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46">
      <number:year number:style="long"/>
    </number:date-style>
    <number:date-style style:name="N147">
      <number:day number:style="long"/>
      <number:text>/</number:text>
      <number:month number:style="long"/>
    </number:date-style>
    <number:number-style style:name="N148">
      <number:number number:decimal-places="0" loext:min-decimal-places="0" number:min-integer-digits="0"/>
    </number:number-style>
    <number:currency-style style:name="N150P0" style:volatile="true"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 number:language="fr" number:country="F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0P0"/>
    </number:currency-style>
    <number:number-style style:name="N153P0" style:volatile="true">
      <number:number number:decimal-places="0" loext:min-decimal-places="0" number:min-integer-digits="1" number:grouping="true"/>
      <number:text>    </number:text>
    </number:number-style>
    <number:number-style style:name="N153P1" style:volatile="true">
      <number:number number:decimal-places="0" loext:min-decimal-places="0" number:min-integer-digits="1" number:grouping="true"/>
      <number:text>    </number:text>
    </number:number-style>
    <number:number-style style:name="N153P2" style:volatile="true"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number number:decimal-places="0" loext:min-decimal-places="0" number:min-integer-digits="1" number:grouping="true"/>
      <number:text> € </number:text>
    </number:number-style>
    <number:number-style style:name="N156P1" style:volatile="true">
      <number:number number:decimal-places="0" loext:min-decimal-places="0" number:min-integer-digits="1" number:grouping="true"/>
      <number:text> € </number:text>
    </number:number-style>
    <number:number-style style:name="N156P2" style:volatile="true">
      <number:text>- €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number number:decimal-places="2" loext:min-decimal-places="2" number:min-integer-digits="1" number:grouping="true"/>
      <number:text>    </number:text>
    </number:number-style>
    <number:number-style style:name="N158P1" style:volatile="true">
      <number:number number:decimal-places="2" loext:min-decimal-places="2" number:min-integer-digits="1" number:grouping="true"/>
      <number:text>    </number:text>
    </number:number-style>
    <number:number-style style:name="N158P2" style:volatile="true">
      <number:text>-</number:text>
      <number:number number:decimal-places="0" loext:min-decimal-places="0" number:min-integer-digits="0"/>
      <number:text>   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loext:min-decimal-places="2" number:min-integer-digits="1" number:grouping="true"/>
      <number:text> € </number:text>
    </number:number-style>
    <number:number-style style:name="N160P1" style:volatile="true">
      <number:number number:decimal-places="2" loext:min-decimal-places="2" number:min-integer-digits="1" number:grouping="true"/>
      <number:text> € </number:text>
    </number:number-style>
    <number:number-style style:name="N160P2" style:volatile="true">
      <number:text>-</number:text>
      <number:number number:decimal-places="0" loext:min-decimal-places="0" number:min-integer-digits="0"/>
      <number:text> €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61">
      <number:day number:style="long"/>
      <number:text>-</number:text>
      <number:month number:textual="true"/>
    </number:date-style>
    <number:date-style style:name="N162">
      <number:month number:textual="true"/>
      <number:text>-</number:text>
      <number:year/>
    </number:date-style>
    <number:number-style style:name="N163">
      <number:scientific-number number:decimal-places="1" loext:min-decimal-places="1" number:min-integer-digits="1" number:min-exponent-digits="1" loext:exponent-interval="1" loext:forced-exponent-sign="true"/>
    </number:number-style>
    <number:date-style style:name="N164">
      <number:text>BOOL</number:text>
      <number:year/>
      <number:text>AN</number:text>
    </number:date-style>
    <number:number-style style:name="N167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7P1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67P2" style:volatile="true">
      <loext:fill-character> </loext:fill-character>
      <number:text>-   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0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70P2" style:volatile="true">
      <loext:fill-character> </loext:fill-character>
      <number:text>- €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3P1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6P1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7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8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78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78P2" style:volatile="true">
      <number:text> -   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</number:text>
      <number:number number:decimal-places="0" loext:min-decimal-places="0" number:min-integer-digits="1" number:grouping="true"/>
      <number:text> € </number:text>
    </number:number-style>
    <number:number-style style:name="N17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79P2" style:volatile="true">
      <number:text> - €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8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loext:min-decimal-places="0" number:min-integer-digits="0"/>
      <number:text>   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number number:decimal-places="2" loext:min-decimal-places="2" number:min-integer-digits="1" number:grouping="true"/>
      <number:text> € </number:text>
    </number:number-style>
    <number:number-style style:name="N181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81P2" style:volatile="true">
      <number:text>-</number:text>
      <number:number number:decimal-places="0" loext:min-decimal-places="0" number:min-integer-digits="0"/>
      <number:text> €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85P2" style:volatile="true">
      <loext:text> </loext:text>
      <loext:fill-character> </loext:fill-character>
      <number:text>-   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89P2" style:volatile="true">
      <loext:text> </loext:text>
      <loext:fill-character> </loext:fill-character>
      <number:text>- €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9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93">
      <number:text> </number:text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7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7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97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 style:data-style-name="N2" text:time-value="21:47:19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dc:date>2020-01-22T21:49:22.730000000</dc:date>
    <meta:editing-duration>PT3H54M59S</meta:editing-duration>
    <meta:editing-cycles>52</meta:editing-cycles>
    <meta:document-statistic meta:table-count="1" meta:cell-count="657" meta:object-count="0"/>
  </office:meta>
</office:document-meta>
</file>